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33cm" fo:margin-left="-0.042cm" table:align="left" style:writing-mode="lr-tb"/>
    </style:style>
    <style:style style:name="Table1.A" style:family="table-column">
      <style:table-column-properties style:column-width="16.633cm"/>
    </style:style>
    <style:style style:name="Table1.1" style:family="table-row">
      <style:table-row-properties style:min-row-height="0.494cm" fo:keep-together="auto"/>
    </style:style>
    <style:style style:name="Table1.A1" style:family="table-cell">
      <style:table-cell-properties style:vertical-align="top" fo:background-color="#d9d9d9" fo:padding-left="0.025cm" fo:padding-right="0.025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136cm" fo:keep-together="auto"/>
    </style:style>
    <style:style style:name="Table1.A2" style:family="table-cell">
      <style:table-cell-properties style:vertical-align="middle" fo:padding-left="0.025cm" fo:padding-right="0.025cm" fo:padding-top="0cm" fo:padding-bottom="0cm" fo:border="0.5pt solid #000000" style:writing-mode="lr-tb"/>
    </style:style>
    <style:style style:name="Table1.3" style:family="table-row">
      <style:table-row-properties style:min-row-height="0.483cm" fo:keep-together="auto"/>
    </style:style>
    <style:style style:name="Table1.A3" style:family="table-cell">
      <style:table-cell-properties style:vertical-align="top" fo:padding-left="0.025cm" fo:padding-right="0.025cm" fo:padding-top="0cm" fo:padding-bottom="0cm" fo:border="0.5pt solid #000000" style:writing-mode="lr-tb"/>
    </style:style>
    <style:style style:name="Table1.A4" style:family="table-cell">
      <style:table-cell-properties style:vertical-align="top" fo:padding-left="0.025cm" fo:padding-right="0.025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025cm" fo:padding-right="0.025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 style:list-style-name="WW8Num3">
      <style:paragraph-properties fo:text-align="start" style:justify-single-word="false"/>
      <style:text-properties fo:color="#0000ff" style:font-name="Arial" fo:font-weight="bold" style:font-weight-asian="bold" style:font-name-complex="Arial"/>
    </style:style>
    <style:style style:name="P3" style:family="paragraph" style:parent-style-name="Standard" style:list-style-name="WW8Num3">
      <style:paragraph-properties fo:text-align="start" style:justify-single-word="false"/>
      <style:text-properties fo:color="#0000ff" style:font-name="Arial" fo:font-size="10pt" officeooo:paragraph-rsid="000965af" style:font-size-asian="10pt" style:font-name-complex="Arial" style:font-size-complex="10pt"/>
    </style:style>
    <style:style style:name="P4" style:family="paragraph" style:parent-style-name="Standard" style:list-style-name="WW8Num3">
      <style:paragraph-properties fo:text-align="start" style:justify-single-word="false"/>
      <style:text-properties fo:color="#0000ff" style:font-name="Arial" fo:font-size="10pt" officeooo:rsid="000965af" officeooo:paragraph-rsid="000965af" style:font-size-asian="10pt" style:font-name-complex="Arial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.318cm" fo:margin-bottom="0.212cm" style:contextual-spacing="false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orphans="2" fo:widows="2" fo:text-indent="0cm" style:auto-text-indent="false" style:writing-mode="lr-tb"/>
    </style:style>
    <style:style style:name="P9" style:family="paragraph" style:parent-style-name="Heading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20pt" style:font-size-asian="20pt" style:font-name-complex="Arial" style:font-size-complex="20pt"/>
    </style:style>
    <style:style style:name="P10" style:family="paragraph" style:parent-style-name="tabletxt">
      <style:paragraph-properties fo:margin-top="0.035cm" fo:margin-bottom="0.035cm" style:contextual-spacing="false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margin-top="0.106cm" fo:margin-bottom="0.106cm" style:contextual-spacing="false"/>
    </style:style>
    <style:style style:name="P12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cm" fo:padding-top="0.071cm" fo:padding-bottom="0cm" fo:border-left="none" fo:border-right="none" fo:border-top="2.24pt solid #000000" fo:border-bottom="non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3" style:family="paragraph" style:parent-style-name="Footer">
      <style:paragraph-properties fo:margin-left="0cm" fo:margin-right="0cm" fo:margin-top="0cm" fo:margin-bottom="0cm" style:contextual-spacing="false" fo:text-indent="0cm" style:auto-text-indent="false" fo:padding-left="0cm" fo:padding-right="0cm" fo:padding-top="0.071cm" fo:padding-bottom="0cm" fo:border-left="none" fo:border-right="none" fo:border-top="2.24pt solid #000000" fo:border-bottom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14" style:family="paragraph" style:parent-style-name="Title_20_Cover">
      <style:paragraph-properties fo:margin-top="0.423cm" fo:margin-bottom="0.423cm" style:contextual-spacing="false" fo:text-align="end" style:justify-single-word="false"/>
      <style:text-properties style:font-name="Arial" fo:font-size="26pt" style:font-size-asian="26pt" style:font-name-complex="Arial"/>
    </style:style>
    <style:style style:name="P15" style:family="paragraph" style:parent-style-name="Title_20_Cover" style:master-page-name="Standard">
      <style:paragraph-properties fo:margin-top="0.423cm" fo:margin-bottom="0.423cm" style:contextual-spacing="false" fo:text-align="end" style:justify-single-word="false" style:page-number="auto"/>
      <style:text-properties style:font-name="Arial" fo:font-size="26pt" style:font-size-asian="26pt" style:font-name-complex="Arial"/>
    </style:style>
    <style:style style:name="P16" style:family="paragraph" style:parent-style-name="Tabletext">
      <style:paragraph-properties fo:text-align="center" style:justify-single-word="false"/>
    </style:style>
    <style:style style:name="P17" style:family="paragraph" style:parent-style-name="Tabletext">
      <style:paragraph-properties fo:text-align="center" style:justify-single-word="false" style:snap-to-layout-grid="false"/>
      <style:text-properties fo:font-size="11.5pt" style:font-size-asian="11.5pt" style:font-name-complex="Arial" style:font-size-complex="11.5pt"/>
    </style:style>
    <style:style style:name="P18" style:family="paragraph" style:parent-style-name="Instructions">
      <style:paragraph-properties fo:margin-top="0cm" fo:margin-bottom="0.212cm" style:contextual-spacing="false" fo:text-align="justify" style:justify-single-word="false"/>
      <style:text-properties style:font-name="Arial" style:font-name-complex="Arial"/>
    </style:style>
    <style:style style:name="P19" style:family="paragraph" style:parent-style-name="Header_20_left">
      <style:paragraph-properties fo:margin-top="0.106cm" fo:margin-bottom="0.106cm" style:contextual-spacing="false" text:number-lines="false" text:line-number="0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20pt" style:font-size-asian="20pt" style:font-name-complex="Arial" style:font-size-complex="20pt"/>
    </style:style>
    <style:style style:name="T3" style:family="text">
      <style:text-properties style:font-name="Arial" fo:language="de" fo:country="DE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0965af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size="10pt" style:font-size-asian="10pt" style:font-name-complex="Arial"/>
    </style:style>
    <style:style style:name="T8" style:family="text">
      <style:text-properties style:font-name="Arial" fo:font-size="10pt" style:font-size-asian="10pt" style:font-name-complex="Arial" style:font-style-complex="italic" style:font-weight-complex="bold"/>
    </style:style>
    <style:style style:name="T9" style:family="text">
      <style:text-properties style:font-name="Arial" fo:font-size="10pt" style:font-size-asian="10pt" style:font-name-complex="Arial" style:font-weight-complex="bold"/>
    </style:style>
    <style:style style:name="T10" style:family="text">
      <style:text-properties fo:color="#0000ff" style:font-name="Arial" style:font-name-complex="Arial"/>
    </style:style>
    <style:style style:name="T11" style:family="text">
      <style:text-properties fo:color="#0000ff" style:font-name="Arial" officeooo:rsid="000965af" style:font-name-complex="Arial"/>
    </style:style>
    <style:style style:name="T12" style:family="text">
      <style:text-properties fo:color="#0000ff" style:font-name="Arial" fo:font-weight="bold" style:font-weight-asian="bold" style:font-name-complex="Arial"/>
    </style:style>
    <style:style style:name="T13" style:family="text">
      <style:text-properties fo:color="#0000ff" style:font-name="Arial" fo:font-size="10pt" style:font-size-asian="10pt" style:font-name-complex="Arial" style:font-size-complex="10pt"/>
    </style:style>
    <style:style style:name="T14" style:family="text">
      <style:text-properties fo:font-size="10pt" style:font-size-asian="10pt" style:font-name-complex="Arial" style:font-weight-complex="bold"/>
    </style:style>
    <style:style style:name="T15" style:family="text">
      <style:text-properties officeooo:rsid="000965af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4"/>
      <text:p text:style-name="P14"/>
      <text:p text:style-name="P14"/>
      <text:p text:style-name="P1"/>
      <text:p text:style-name="Heading"><text:s text:c="45"/>Extract Transform Load</text:p>
      <text:p text:style-name="P9">Meeting Minutes</text:p>
      <text:p text:style-name="Style_20_Subtitle_20_Cover2_20__2b__20_Top_3a__20__28_No_20_border_29_"><text:span text:style-name="T3">Meeting </text:span><text:span text:style-name="T4">Date: </text:span><text:span text:style-name="T11">23-</text:span><text:span text:style-name="T10">0</text:span><text:span text:style-name="T11">9</text:span><text:span text:style-name="T10">-2014</text:span></text:p>
      <text:p text:style-name="Style_20_Subtitle_20_Cover2_20__2b__20_Top_3a__20__28_No_20_border_29_"><text:span text:style-name="T3">Meeting </text:span><text:span text:style-name="T4">Location: </text:span><text:span text:style-name="T10">CIE</text:span></text:p>
      <text:p text:style-name="Style_20_Subtitle_20_Cover2_20__2b__20_Top_3a__20__28_No_20_border_29_"><text:span text:style-name="T4">Client Name: </text:span><text:span text:style-name="T10">Sreekanth Puram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section text:style-name="Sect1" text:name="Section1">
        <text:list xml:id="list8284978915058166642" text:style-name="WW8Num4">
          <text:list-item>
            <text:h text:style-name="Heading_20_1" text:outline-level="1"><text:soft-page-break/>Attendees</text:h>
          </text:list-item>
        </text:list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0">Name</text:p>
            </table:table-cell>
          </table:table-row>
          <table:table-row table:style-name="Table1.2">
            <table:table-cell table:style-name="Table1.A2" office:value-type="string">
              <text:p text:style-name="P16">Sowmith Manepalli</text:p>
            </table:table-cell>
          </table:table-row>
          <table:table-row table:style-name="Table1.3">
            <table:table-cell table:style-name="Table1.A3" office:value-type="string">
              <text:p text:style-name="P17">Avinash Kalivarapu</text:p>
            </table:table-cell>
          </table:table-row>
          <table:table-row table:style-name="Table1.3">
            <table:table-cell table:style-name="Table1.A4" office:value-type="string">
              <text:p text:style-name="P17">Ravi Teja Tv</text:p>
            </table:table-cell>
          </table:table-row>
          <table:table-row table:style-name="Table1.3">
            <table:table-cell table:style-name="Table1.A5" office:value-type="string">
              <text:p text:style-name="P17">Abdulla Shamim</text:p>
            </table:table-cell>
          </table:table-row>
        </table:table>
        <text:p text:style-name="P18"/>
        <text:list xml:id="list225240722414668" text:continue-numbering="true" text:style-name="WW8Num4">
          <text:list-item>
            <text:h text:style-name="Heading_20_1" text:outline-level="1">Date And TIME</text:h>
          </text:list-item>
        </text:list>
        <text:p text:style-name="P5"><text:span text:style-name="T4">Meeting Date: </text:span><text:span text:style-name="T11">23</text:span><text:span text:style-name="T10">-0</text:span><text:span text:style-name="T11">9</text:span><text:span text:style-name="T10">-14</text:span></text:p>
        <text:p text:style-name="P5"><text:span text:style-name="T4">Meeting Time: </text:span><text:span text:style-name="T10">1</text:span><text:span text:style-name="T11">8</text:span><text:span text:style-name="T10">:</text:span><text:span text:style-name="T11">0</text:span><text:span text:style-name="T10">0</text:span></text:p>
        <text:list xml:id="list225239742927643" text:continue-numbering="true" text:style-name="WW8Num4">
          <text:list-item>
            <text:h text:style-name="Heading_20_1" text:outline-level="1">Agenda</text:h>
          </text:list-item>
        </text:list>
        <text:list xml:id="list1130355549591670230" text:style-name="WW8Num3">
          <text:list-item>
            <text:p text:style-name="P2">To <text:span text:style-name="T15">list out all the Independent &amp; Dependent Tasks to be Done </text:span></text:p>
          </text:list-item>
        </text:list>
        <text:p text:style-name="P6"/>
        <text:list xml:id="list225241140777634" text:continue-numbering="true" text:style-name="WW8Num3">
          <text:list-item>
            <text:p text:style-name="P2">Concepts to be learnt</text:p>
            <text:list>
              <text:list-item>
                <text:p text:style-name="P4">AngularJS</text:p>
              </text:list-item>
              <text:list-item>
                <text:p text:style-name="P3"><text:span text:style-name="T15">JSON</text:span></text:p>
              </text:list-item>
            </text:list>
          </text:list-item>
        </text:list>
        <text:p text:style-name="P6"/>
        <text:list xml:id="list225240731725449" text:continue-list="list225239742927643" text:style-name="WW8Num4">
          <text:list-item>
            <text:h text:style-name="Heading_20_1" text:outline-level="1">Next Meeting</text:h>
          </text:list-item>
        </text:list>
        <text:p text:style-name="P8"><text:span text:style-name="T4">Next Meeting: CIE</text:span><text:span text:style-name="T10"> 2</text:span><text:span text:style-name="T11">6</text:span><text:span text:style-name="T10">-0</text:span><text:span text:style-name="T11">9</text:span><text:span text:style-name="T10">-14 <text:s/></text:span><text:bookmark-start text:name="_PictureBullets"/><text:span text:style-name="T11">1</text:span><text:bookmark-end text:name="_PictureBullets"/><text:span text:style-name="T11">5:00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016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.318cm" fo:margin-bottom="0.212cm" style:contextual-spacing="false" fo:text-align="center" style:justify-single-word="false" fo:text-indent="0cm" style:auto-text-indent="false"/>
      <style:text-properties fo:text-transform="uppercase" fo:font-size="18pt" fo:font-weight="bold" style:font-size-asian="18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.106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next-style-name="Standard" style:class="extra">
      <style:paragraph-properties fo:keep-with-next="always"/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WW8Num4" style:class="text">
      <style:paragraph-properties fo:margin-top="0.318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fo:font-weight="bold" style:letter-kerning="true" style:font-name-asian="Arial Unicode MS" style:font-family-asian="'Arial Unicode MS'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4" style:class="text">
      <style:paragraph-properties fo:margin-top="0.318cm" fo:margin-bottom="0.212cm" style:contextual-spacing="false" fo:keep-together="always" fo:keep-with-next="always"/>
      <style:text-properties fo:text-transform="uppercase"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8Num4" style:class="text">
      <style:paragraph-properties fo:margin-top="0.212cm" fo:margin-bottom="0.106cm" style:contextual-spacing="false" fo:keep-with-next="always">
        <style:tab-stops>
          <style:tab-stop style:position="1.524cm"/>
        </style:tab-stops>
      </style:paragraph-properties>
      <style:text-properties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WW8Num4" style:class="text">
      <style:paragraph-properties fo:margin-top="0.212cm" fo:margin-bottom="0.106cm" style:contextual-spacing="false" fo:keep-with-next="always">
        <style:tab-stops>
          <style:tab-stop style:position="2.032cm"/>
        </style:tab-stops>
      </style:paragraph-properties>
      <style:text-properties style:font-name="Arial" fo:font-family="Arial" style:font-family-generic="swiss" style:font-pitch="variable"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WW8Num4" style:class="text">
      <style:text-properties style:font-name="Arial" fo:font-family="Arial" style:font-family-generic="swiss" style:font-pitch="variable"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4" style:class="text">
      <style:text-properties fo:text-transform="uppercase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4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4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4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/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318cm" fo:margin-bottom="0.106cm" style:contextual-spacing="false" fo:text-indent="0cm" style:auto-text-indent="false">
        <style:tab-stops>
          <style:tab-stop style:position="0.508cm"/>
          <style:tab-stop style:position="1.27cm"/>
          <style:tab-stop style:position="16.492cm" style:type="right" style:leader-style="dotted" style:leader-text="."/>
        </style:tab-stops>
      </style:paragraph-properties>
      <style:text-properties fo:text-transform="uppercase" fo:language="en" fo:country="IN" fo:font-weight="bold" style:language-asian="en" style:country-asian="IN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.27cm"/>
          <style:tab-stop style:position="2.286cm"/>
          <style:tab-stop style:position="16.492cm" style:type="right" style:leader-style="dotted" style:leader-text="."/>
        </style:tab-stops>
      </style:paragraph-properties>
      <style:text-properties fo:language="en" fo:country="IN" style:language-asian="en" style:country-asian="IN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>
        <style:tab-stops>
          <style:tab-stop style:position="2.858cm"/>
          <style:tab-stop style:position="3.387cm"/>
          <style:tab-stop style:position="16.492cm" style:type="right" style:leader-style="dotted" style:leader-text="."/>
        </style:tab-stops>
      </style:paragraph-properties>
      <style:text-properties fo:language="en" fo:country="IN" style:language-asian="en" style:country-asian="IN"/>
    </style:style>
    <style:style style:name="Contents_20_4" style:display-name="Contents 4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3.81cm"/>
          <style:tab-stop style:position="16.51cm" style:type="right" style:leader-style="dotted" style:leader-text="."/>
        </style:tab-stops>
      </style:paragraph-properties>
      <style:text-properties fo:text-transform="uppercase" fo:font-weight="bold" style:font-weight-asian="bold" style:font-size-complex="14pt"/>
    </style:style>
    <style:style style:name="Contents_20_5" style:display-name="Contents 5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abletxt" style:family="paragraph" style:parent-style-name="Standard">
      <style:paragraph-properties fo:margin-left="0cm" fo:margin-right="0cm" fo:margin-top="0.035cm" fo:margin-bottom="0.035cm" style:contextual-spacing="false" fo:text-indent="0cm" style:auto-text-indent="false" style:text-autospace="none"/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Title_20_Cover" style:display-name="Title Cover" style:family="paragraph" style:parent-style-name="Standard" style:next-style-name="Standard">
      <style:paragraph-properties fo:margin-left="0cm" fo:margin-right="0cm" fo:margin-top="0.423cm" fo:margin-bottom="0.882cm" style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 style:font-size-complex="10pt"/>
    </style:style>
    <style:style style:name="Subtitle_20_Cover" style:display-name="Subtitle Cover" style:family="paragraph" style:parent-style-name="Title_20_Cover" style:next-style-name="Text_20_body">
      <style:paragraph-properties fo:margin-top="0cm" fo:margin-bottom="0cm" style:contextual-spacing="false" style:line-height-at-least="0.847cm" fo:text-align="end" style:justify-single-word="false" fo:padding-left="0cm" fo:padding-right="0cm" fo:padding-top="0.847cm" fo:padding-bottom="0cm" fo:border-left="none" fo:border-right="none" fo:border-top="0.74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font-weight="normal" style:font-size-asian="24pt" style:font-weight-asian="normal" style:font-name-complex="Arial" style:font-family-complex="Arial" style:font-family-generic-complex="swiss" style:font-pitch-complex="variable"/>
    </style:style>
    <style:style style:name="Subtitle_20_Cover2" style:display-name="Subtitle Cover2" style:family="paragraph" style:parent-style-name="Subtitle_20_Cover">
      <style:text-properties fo:font-size="18pt" fo:letter-spacing="normal" style:font-size-asian="18pt"/>
    </style:style>
    <style:style style:name="Tabletext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InfoBlue_20_Char_20_Char" style:display-name="InfoBlue Char Char" style:family="paragraph" style:parent-style-name="Standard" style:next-style-name="Text_20_body">
      <style:paragraph-properties fo:margin-top="0cm" fo:margin-bottom="0.212cm" style:contextual-spacing="false" style:line-height-at-least="0.423cm" fo:keep-together="always"/>
      <style:text-properties fo:color="#0000ff" fo:font-style="italic" style:font-style-asian="italic" style:font-size-complex="10pt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style:line-height-at-least="0.423cm" fo:orphans="0" fo:widows="0" fo:text-indent="0cm" style:auto-text-indent="false"/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Style_20_Subtitle_20_Cover2_20__2b__20_Top_3a__20__28_No_20_border_29_" style:display-name="Style Subtitle Cover2 + Top: (No border)" style:family="paragraph" style:parent-style-name="Subtitle_20_Cover2">
      <style:paragraph-properties fo:padding="0cm" fo:border="none"/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Style_20_InfoBlue_20__2b__20_Bold_20_Char_20_Char" style:display-name="Style InfoBlue + Bold Char Char" style:family="paragraph" style:parent-style-name="InfoBlue_20_Char_20_Char">
      <style:paragraph-properties fo:keep-together="always" fo:orphans="2" fo:widows="2"/>
      <style:text-properties fo:font-weight="bold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foBlue_20_Char_20_Char_20_Char_20_Char_20_Char_20_Char" style:display-name="InfoBlue Char Char Char Char Char Char" style:family="paragraph" style:parent-style-name="Standard" style:next-style-name="Text_20_body">
      <style:paragraph-properties fo:margin-top="0cm" fo:margin-bottom="0.212cm" style:contextual-spacing="false" style:line-height-at-least="0.423cm" fo:keep-together="always"/>
      <style:text-properties fo:color="#0000ff" fo:font-style="italic" style:font-style-asian="italic"/>
    </style:style>
    <style:style style:name="InfoBlue_20_Char" style:display-name="InfoBlue Char" style:family="paragraph" style:parent-style-name="Standard" style:next-style-name="Text_20_body">
      <style:paragraph-properties fo:margin-top="0cm" fo:margin-bottom="0.212cm" style:contextual-spacing="false" style:line-height-at-least="0.423cm" fo:keep-together="always"/>
      <style:text-properties fo:color="#0000ff" fo:font-style="italic" style:font-style-asian="italic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Resume_20_Body" style:display-name="Resume Body" style:family="paragraph" style:parent-style-name="Standard">
      <style:paragraph-properties fo:margin-left="0cm" fo:margin-right="0cm" fo:margin-top="0.106cm" fo:margin-bottom="0.212cm" style:contextual-spacing="false" fo:text-align="start" style:justify-single-word="false" fo:text-indent="0cm" style:auto-text-indent="false"/>
      <style:text-properties fo:font-size="10pt" style:font-size-asian="10pt"/>
    </style:style>
    <style:style style:name="Body_20_Text_20_2" style:display-name="Body Text 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</style:style>
    <style:style style:name="Body_20_Text_20_3" style:display-name="Body Text 3" style:family="paragraph" style:parent-style-name="Standard">
      <style:paragraph-properties fo:margin-left="0cm" fo:margin-right="0cm" fo:text-indent="0cm" style:auto-text-indent="false">
        <style:tab-stops>
          <style:tab-stop style:position="3.175cm"/>
        </style:tab-stops>
      </style:paragraph-properties>
    </style:style>
    <style:style style:name="TableColumnHeading" style:family="paragraph" style:next-style-name="Standard">
      <style:paragraph-properties fo:margin-top="0.106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Text" style:family="paragraph">
      <style:paragraph-properties fo:margin-top="0.071cm" fo:margin-bottom="0.071cm" style:contextual-spacing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1.27cm" fo:margin-right="0cm" fo:margin-top="0.212cm" fo:margin-bottom="0cm" style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able_20_header" style:display-name="Table header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PageTitle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color="#00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orphans="2" fo:widows="2" fo:hyphenation-ladder-count="no-limit" fo:background-color="#f2f2f2" style:snap-to-layout-grid="false">
        <style:background-image/>
      </style:paragraph-properties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_20_10_20_Text" style:display-name="Table 10 Text" style:family="paragraph" style:parent-style-name="Standard">
      <style:paragraph-properties fo:margin-left="0cm" fo:margin-right="0cm" fo:margin-top="0.035cm" fo:margin-bottom="0.035cm" style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ext_20_Bold" style:display-name="Text Bold" style:family="paragraph" style:parent-style-name="Standard" style:nex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Text_20_UnderBold" style:display-name="Text UnderBold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 style:font-name-complex="Arial" style:font-family-complex="Arial" style:font-family-generic-complex="swiss" style:font-pitch-complex="variable" style:font-size-complex="10pt"/>
    </style:style>
    <style:style style:name="Body_20_Text_20_Keep" style:display-name="Body Text Keep" style:family="paragraph" style:parent-style-name="Text_20_body">
      <style:paragraph-properties fo:margin-left="1.905cm" fo:margin-right="0cm" fo:margin-top="0cm" fo:margin-bottom="0.388cm" style:contextual-spacing="false" style:line-height-at-least="0.388cm" fo:text-align="start" style:justify-single-word="false" fo:text-indent="0cm" style:auto-text-indent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Section_20_Heading" style:display-name="Section Heading" style:family="paragraph" style:parent-style-name="Heading_20_1" style:default-outline-level="" style:list-style-name="">
      <style:paragraph-properties fo:margin-left="0cm" fo:margin-right="0cm" fo:margin-top="0.388cm" fo:margin-bottom="0.388cm" style:contextual-spacing="false" style:line-height-at-least="0.494cm" fo:keep-together="always" fo:text-indent="1.905cm" style:auto-text-indent="false" fo:background-color="#d8d8d8">
        <style:background-image/>
      </style:paragraph-properties>
      <style:text-properties fo:font-variant="normal" fo:text-transform="none" style:text-position="21% 100%" style:font-name="Arial" fo:font-family="Arial" style:font-family-generic="swiss" style:font-pitch="variable" fo:font-size="12pt" fo:letter-spacing="-0.018cm" style:letter-kerning="tru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font-weight-complex="normal"/>
    </style:style>
    <style:style style:name="narrat_20_style" style:display-name="narrat style" style:family="paragraph" style:parent-style-name="Section_20_Heading">
      <style:paragraph-properties fo:margin-left="0.603cm" fo:margin-right="0.626cm" fo:margin-top="0cm" fo:margin-bottom="0cm" style:contextual-spacing="false" fo:line-height="100%" fo:text-align="center" style:justify-single-word="false" fo:keep-together="auto" fo:text-indent="0cm" style:auto-text-indent="false" fo:background-color="transparent" fo:keep-with-next="auto">
        <style:background-image/>
      </style:paragraph-properties>
      <style:text-properties style:text-position="0% 100%" style:font-name="Book Antiqua" fo:font-family="'Book Antiqua'" style:font-family-generic="roman" style:font-pitch="variable" fo:font-size="11pt" fo:letter-spacing="normal" fo:font-style="italic" style:letter-kerning="true" style:font-size-asian="11pt" style:font-style-asian="italic" style:font-name-complex="Book Antiqua" style:font-family-complex="'Book Antiqua'" style:font-family-generic-complex="roman" style:font-pitch-complex="variable"/>
    </style:style>
    <style:style style:name="form_20_text" style:display-name="form text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cm" style:auto-text-indent="false"/>
      <style:text-properties fo:font-size="11pt" fo:font-style="italic" fo:font-weight="bold" style:font-size-asian="11pt" style:font-style-asian="italic" style:font-weight-asian="bold" style:font-size-complex="10pt"/>
    </style:style>
    <style:style style:name="form_20_text_20_-_20_small" style:display-name="form text - small" style:family="paragraph" style:parent-style-name="Standard">
      <style:paragraph-properties fo:margin-left="0cm" fo:margin-right="0cm" fo:margin-top="0.423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table_20_heading" style:display-name="table heading" style:family="paragraph" style:parent-style-name="form_20_text_20_-_20_small">
      <style:paragraph-properties fo:margin-top="0.106cm" fo:margin-bottom="0cm" style:contextual-spacing="false"/>
      <style:text-properties fo:font-size="9pt" fo:font-style="italic" style:font-size-asian="9pt" style:font-style-asian="italic"/>
    </style:style>
    <style:style style:name="Instructions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ffffff">
        <style:background-image/>
      </style:paragraph-properties>
      <style:text-properties fo:color="#0000ff" fo:font-style="italic" style:font-style-asian="italic" style:font-size-complex="10pt"/>
    </style:style>
    <style:style style:name="Bullet_20_1" style:display-name="Bullet 1" style:family="paragraph" style:parent-style-name="Standard" style:list-style-name="WW8Num2">
      <style:paragraph-properties fo:margin-left="0.6cm" fo:margin-right="0cm" fo:margin-top="0cm" fo:margin-bottom="0cm" style:contextual-spacing="false" fo:text-align="start" style:justify-single-word="false" fo:text-indent="-0.4cm" style:auto-text-indent="false">
        <style:tab-stops>
          <style:tab-stop style:position="0.6cm"/>
          <style:tab-stop style:position="0.801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Text" style:display-name="Table Text" style:family="paragraph" style:parent-style-name="Table_20_Heading">
      <style:paragraph-properties fo:background-color="transparent" style:text-autospace="none" style:punctuation-wrap="simple" style:vertical-align="baseline" style:snap-to-layout-grid="true">
        <style:background-image/>
      </style:paragraph-properties>
      <style:text-properties fo:language="en" fo:country="IN" fo:font-weight="normal" style:language-asian="en" style:country-asian="IN" style:font-weight-asian="normal"/>
    </style:style>
    <style:style style:name="InfoBlue_20_Char_20_Char2" style:display-name="InfoBlue Char Char2" style:family="paragraph" style:parent-style-name="Standard" style:next-style-name="Text_20_body">
      <style:paragraph-properties fo:margin-top="0cm" fo:margin-bottom="0.212cm" style:contextual-spacing="false" style:line-height-at-least="0.423cm" fo:keep-together="always"/>
      <style:text-properties fo:color="#0000ff" fo:font-style="italic" style:font-style-asian="italic"/>
    </style:style>
    <style:style style:name="Appendix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article-text" style:family="paragraph" style:parent-style-name="Standard">
      <style:paragraph-properties fo:margin-left="1.72cm" fo:margin-right="0cm" fo:margin-top="0.494cm" fo:margin-bottom="0.494cm" style:contextual-spacing="false" fo:text-align="start" style:justify-single-word="false" fo:text-indent="0cm" style:auto-text-indent="false"/>
      <style:text-properties fo:color="#000000" style:font-name="Arial" fo:font-family="Arial" style:font-family-generic="swiss" style:font-pitch="variable" fo:font-size="9pt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InfoBlue" style:family="paragraph" style:parent-style-name="Standard" style:next-style-name="Text_20_body">
      <style:paragraph-properties fo:margin-top="0cm" fo:margin-bottom="0.212cm" style:contextual-spacing="false" style:line-height-at-least="0.423cm" fo:orphans="0" fo:widows="0"/>
      <style:text-properties fo:color="#0000ff" fo:font-style="italic" style:font-style-asian="italic" style:font-size-complex="10pt"/>
    </style:style>
    <style:style style:name="body" style:family="paragraph" style:parent-style-name="Standard">
      <style:paragraph-properties fo:margin-left="1.27cm" fo:margin-right="0cm" fo:margin-top="0cm" fo:margin-bottom="0.212cm" style:contextual-spacing="false" fo:text-indent="0cm" style:auto-text-indent="false"/>
      <style:text-properties fo:language="en" fo:country="CA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WW8Num1z0" style:family="text"/>
    <style:style style:name="WW8Num1z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ff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0pt"/>
    </style:style>
    <style:style style:name="WW8Num3z1" style:family="text">
      <style:text-properties fo:color="#0000ff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color="#000000" fo:font-style="normal" fo:font-weight="normal" style:font-style-asian="normal" style:font-weight-asian="norma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31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0000ff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0pt"/>
    </style:style>
    <style:style style:name="WW8Num35z1" style:family="text">
      <style:text-properties fo:color="#0000ff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/>
    <style:style style:name="WW8Num36z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color="#0000ff" style:font-name="Times New Roman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color="#000000" style:font-name="Symbol" fo:font-family="Symbol" style:font-family-generic="roman" style:font-pitch="variable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St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fff" style:text-underline-style="solid" style:text-underline-width="auto" style:text-underline-color="font-color"/>
    </style:style>
    <style:style style:name="InfoBlue_20_Char_20_Char_20_Char" style:display-name="InfoBlue Char Char Char" style:family="text" style:parent-style-name="Default_20_Paragraph_20_Font">
      <style:text-properties fo:color="#0000ff" fo:font-size="12pt" fo:language="en" fo:country="US" fo:font-style="italic" style:font-size-asian="12pt" style:font-style-asian="italic" style:language-complex="ar" style:country-complex="SA"/>
    </style:style>
    <style:style style:name="Style_20_InfoBlue_20__2b__20_Bold_20_Char_20_Char_20_Char" style:display-name="Style InfoBlue + Bold Char Char Char" style:family="text" style:parent-style-name="InfoBlue_20_Char_20_Char_20_Char">
      <style:text-properties fo:font-weight="bold" style:font-weight-asian="bold" style:font-style-complex="italic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foBlue_20_Char_20_Char_20_Char_20_Char_20_Char_20_Char_20_Char" style:display-name="InfoBlue Char Char Char Char Char Char Char" style:family="text" style:parent-style-name="Default_20_Paragraph_20_Font">
      <style:text-properties fo:color="#0000ff" fo:font-size="12pt" fo:language="en" fo:country="US" fo:font-style="italic" style:font-size-asian="12pt" style:font-style-asian="italic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structions_20_Char1" style:display-name="Instructions Char1" style:family="text" style:parent-style-name="Default_20_Paragraph_20_Font">
      <style:text-properties fo:color="#0000ff" fo:font-size="12pt" fo:language="en" fo:country="US" fo:font-style="italic" style:font-size-asian="12pt" style:font-style-asian="italic" style:language-complex="ar" style:country-complex="SA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yle_20_InfoBlue_20__2b__20_Bold_20_Char_20_Char_20_Char_20_Char" style:display-name="Style InfoBlue + Bold Char Char Char Char" style:family="text" style:parent-style-name="InfoBlue_20_Char_20_Char_20_Char">
      <style:text-properties fo:font-weight="bold" style:font-weight-asian="bold" style:font-style-complex="italic" style:font-weight-complex="bold"/>
    </style:style>
    <style:style style:name="HTML_20_Acronym" style:display-name="HTML Acronym" style:family="text" style:parent-style-name="Default_20_Paragraph_20_Font">
      <style:text-properties fo:color="#666666"/>
    </style:style>
    <style:style style:name="InfoBlue_20_Char_20_Char_20_Char1" style:display-name="InfoBlue Char Char Char1" style:family="text" style:parent-style-name="Default_20_Paragraph_20_Font">
      <style:text-properties fo:color="#0000ff" fo:font-size="12pt" fo:language="en" fo:country="US" fo:font-style="italic" style:font-size-asian="12pt" style:font-style-asian="italic" style:font-size-complex="12pt" style:language-complex="ar" style:country-complex="SA"/>
    </style:style>
    <style:style style:name="Instructions_20_Char" style:display-name="Instructions Char" style:family="text" style:parent-style-name="Default_20_Paragraph_20_Font">
      <style:text-properties fo:color="#0000ff" fo:font-size="12pt" fo:language="en" fo:country="US" fo:font-style="italic" style:font-size-asian="12pt" style:font-style-asian="italic" style:language-complex="ar" style:country-complex="SA"/>
    </style:style>
    <style:style style:name="Page_20_Number" style:display-name="Page Number" style:family="text" style:parent-style-name="Default_20_Paragraph_20_Font"/>
    <style:style style:name="zsa9" style:family="text" style:parent-style-name="Default_20_Paragraph_20_Font">
      <style:text-properties fo:color="#000000" style:font-name="Verdana" fo:font-family="Verdana" style:font-family-generic="swiss" style:font-pitch="variable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ody_20_Text_20_Char1" style:display-name="Body Text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Heading_20_2_20_Char" style:display-name="Heading 2 Char" style:family="text" style:parent-style-name="Default_20_Paragraph_20_Font">
      <style:text-properties fo:text-transform="uppercase" fo:font-size="12pt" fo:language="en" fo:country="US" fo:font-weight="bold" style:font-name-asian="Arial Unicode MS" style:font-family-asian="'Arial Unicode MS'" style:font-family-generic-asian="swiss" style:font-pitch-asian="variable" style:font-size-asian="12pt" style:font-weight-asian="bold" style:font-name-complex="Arial Unicode MS" style:font-family-complex="'Arial Unicode MS'" style:font-family-generic-complex="swiss" style:font-pitch-complex="variable" style:font-size-complex="12pt" style:language-complex="ar" style:country-complex="SA" style:font-weight-complex="bold"/>
    </style:style>
    <style:style style:name="Heading_20_1_20_Char" style:display-name="Heading 1 Char" style:family="text" style:parent-style-name="Default_20_Paragraph_20_Font">
      <style:text-properties fo:text-transform="uppercase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Body_20_Text_20_Char" style:display-name="Body Tex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106cm" fo:margin-bottom="0.106cm" style:contextual-spacing="false"/>
    </style:style>
    <style:style style:name="MP2" style:family="paragraph" style:parent-style-name="Header_20_left">
      <style:paragraph-properties fo:margin-top="0.106cm" fo:margin-bottom="0.106cm" style:contextual-spacing="false" text:number-lines="false" text:line-number="0"/>
    </style:style>
    <style:style style:name="MP3" style:family="paragraph" style:parent-style-name="Footer">
      <style:paragraph-properties fo:margin-left="0cm" fo:margin-right="0cm" fo:margin-top="0cm" fo:margin-bottom="0cm" style:contextual-spacing="false" fo:text-indent="0cm" style:auto-text-indent="false" fo:padding-left="0cm" fo:padding-right="0cm" fo:padding-top="0.071cm" fo:padding-bottom="0cm" fo:border-left="none" fo:border-right="none" fo:border-top="2.24pt solid #000000" fo:border-bottom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cm" fo:padding-top="0.071cm" fo:padding-bottom="0cm" fo:border-left="none" fo:border-right="none" fo:border-top="2.24pt solid #000000" fo:border-bottom="non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>
      <style:text-properties style:font-name="Arial" fo:font-size="10pt" style:font-size-asian="10pt" style:font-name-complex="Arial" style:font-style-complex="italic" style:font-weight-complex="bold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style:font-name="Arial" fo:font-size="10pt" style:font-size-asian="10pt" style:font-name-complex="Arial" style:font-weight-complex="bold"/>
    </style:style>
    <style:style style:name="MT4" style:family="text">
      <style:text-properties fo:font-size="10pt" style:font-size-asian="10pt" style:font-name-complex="Arial" style:font-weight-complex="bold"/>
    </style:style>
    <style:page-layout style:name="Mpm1">
      <style:page-layout-properties fo:page-width="21.59cm" fo:page-height="27.94cm" style:num-format="1" style:print-orientation="portrait" fo:margin-top="0.762cm" fo:margin-bottom="0.762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2cm" fo:margin-bottom="0.993cm" style:dynamic-spacing="true"/>
      </style:header-style>
      <style:footer-style>
        <style:header-footer-properties fo:min-height="0.508cm" fo:margin-top="0.40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  <style:footer>
        <text:p text:style-name="MP3"><text:span text:style-name="MT1">Meeting Minutes </text:span><text:span text:style-name="MT2"><text:tab/><text:tab/></text:span><text:span text:style-name="MT3">Page </text:span><text:span text:style-name="MT4"><text:page-number text:select-page="current">2</text:page-number></text:span><text:span text:style-name="MT3"> of </text:span><text:span text:style-name="MT4"><text:page-count style:num-format="1">2</text:page-count></text:span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 Minutes Template</dc:title>
    <dc:subject>&lt;Project Name&gt;</dc:subject>
    <meta:keyword>EPLC Template</meta:keyword>
    <meta:initial-creator>HHS EPLC Team</meta:initial-creator>
    <meta:creation-date>2009-08-14T00:58:00</meta:creation-date>
    <dc:date>2014-09-23T22:52:39.412695608</dc:date>
    <meta:print-date>2008-04-14T15:09:00</meta:print-date>
    <meta:editing-cycles>5</meta:editing-cycles>
    <meta:editing-duration>PT6M</meta:editing-duration>
    <meta:document-statistic meta:table-count="1" meta:image-count="0" meta:object-count="0" meta:page-count="2" meta:paragraph-count="23" meta:word-count="75" meta:character-count="467" meta:non-whitespace-character-count="372"/>
    <meta:generator>LibreOffice/4.2.6.3$Linux_X86_64 LibreOffice_project/420m0$Build-3</meta:generator>
    <meta:user-defined meta:name="Approval">&lt;Date or 'DRAFT'&gt;</meta:user-defined>
    <meta:user-defined meta:name="Meeting Date">&lt;mm/dd/yyyy&gt;</meta:user-defined>
    <meta:user-defined meta:name="Meeting Location">&lt;Location&gt;</meta:user-defined>
    <meta:user-defined meta:name="Version">1.0</meta:user-defined>
  </office:meta>
</office:document-meta>
</file>